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ificationSingleLearner_EasyDatas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acc_svmlinear</text:p>
          </table:table-cell>
          <table:table-cell table:style-name="Default" office:value-type="string" calcext:value-type="string">
            <text:p>acc_svmrbf</text:p>
          </table:table-cell>
          <table:table-cell office:value-type="string" calcext:value-type="string">
            <text:p>acc_mlp</text:p>
          </table:table-cell>
          <table:table-cell office:value-type="string" calcext:value-type="string">
            <text:p>acc_knn</text:p>
          </table:table-cell>
          <table:table-cell office:value-type="string" calcext:value-type="string">
            <text:p>acc_d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Bagging (mean200)</text:p>
          </table:table-cell>
          <table:table-cell office:value-type="string" calcext:value-type="string">
            <text:p>Bagging 200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775350516875471" calcext:value-type="float">
            <text:p>0.775350516875471</text:p>
          </table:table-cell>
          <table:table-cell table:style-name="Default" office:value-type="float" office:value="0.900626069692613" calcext:value-type="float">
            <text:p>0.900626069692613</text:p>
          </table:table-cell>
          <table:table-cell office:value-type="float" office:value="0.823477442322174" calcext:value-type="float">
            <text:p>0.823477442322174</text:p>
          </table:table-cell>
          <table:table-cell office:value-type="float" office:value="0.904515643184774" calcext:value-type="float">
            <text:p>0.904515643184774</text:p>
          </table:table-cell>
          <table:table-cell office:value-type="float" office:value="0.706514000136921" calcext:value-type="float">
            <text:p>0.706514000136921</text:p>
          </table:table-cell>
          <table:table-cell office:value-type="string" calcext:value-type="string">
            <text:p>phoneme</text:p>
          </table:table-cell>
          <table:table-cell office:value-type="float" office:value="0.909308415485726" calcext:value-type="float">
            <text:p>0.909308415485726</text:p>
          </table:table-cell>
          <table:table-cell table:style-name="ce1" office:value-type="float" office:value="0.912103785856096" calcext:value-type="float">
            <text:p>0.912103785856096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26893530359004" calcext:value-type="float">
            <text:p>0.926893530359004</text:p>
          </table:table-cell>
          <table:table-cell table:style-name="Default" office:value-type="float" office:value="0.936901108269395" calcext:value-type="float">
            <text:p>0.936901108269395</text:p>
          </table:table-cell>
          <table:table-cell office:value-type="float" office:value="0.931680401629251" calcext:value-type="float">
            <text:p>0.931680401629251</text:p>
          </table:table-cell>
          <table:table-cell office:value-type="float" office:value="0.901005020365634" calcext:value-type="float">
            <text:p>0.901005020365634</text:p>
          </table:table-cell>
          <table:table-cell office:value-type="float" office:value="0.768299232736573" calcext:value-type="float">
            <text:p>0.768299232736573</text:p>
          </table:table-cell>
          <table:table-cell office:value-type="string" calcext:value-type="string">
            <text:p>spambase</text:p>
          </table:table-cell>
          <table:table-cell office:value-type="float" office:value="0.944026418490101" calcext:value-type="float">
            <text:p>0.944026418490101</text:p>
          </table:table-cell>
          <table:table-cell table:style-name="ce1" office:value-type="float" office:value="0.944742351046699" calcext:value-type="float">
            <text:p>0.944742351046699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877460317460317" calcext:value-type="float">
            <text:p>0.877460317460317</text:p>
          </table:table-cell>
          <table:table-cell office:value-type="float" office:value="0.951428571428571" calcext:value-type="float">
            <text:p>0.951428571428571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843095238095238" calcext:value-type="float">
            <text:p>0.843095238095238</text:p>
          </table:table-cell>
          <table:table-cell office:value-type="float" office:value="0.846190476190476" calcext:value-type="float">
            <text:p>0.846190476190476</text:p>
          </table:table-cell>
          <table:table-cell office:value-type="string" calcext:value-type="string">
            <text:p>ionosphere</text:p>
          </table:table-cell>
          <table:table-cell office:value-type="float" office:value="0.921177380952381" calcext:value-type="float">
            <text:p>0.921177380952381</text:p>
          </table:table-cell>
          <table:table-cell office:value-type="float" office:value="0.925952380952381" calcext:value-type="float">
            <text:p>0.925952380952381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78884711779449" calcext:value-type="float">
            <text:p>0.978884711779449</text:p>
          </table:table-cell>
          <table:table-cell office:value-type="float" office:value="0.978884711779448" calcext:value-type="float">
            <text:p>0.978884711779448</text:p>
          </table:table-cell>
          <table:table-cell office:value-type="float" office:value="0.984179197994987" calcext:value-type="float">
            <text:p>0.984179197994987</text:p>
          </table:table-cell>
          <table:table-cell office:value-type="float" office:value="0.968389724310777" calcext:value-type="float">
            <text:p>0.968389724310777</text:p>
          </table:table-cell>
          <table:table-cell office:value-type="float" office:value="0.892888471177945" calcext:value-type="float">
            <text:p>0.892888471177945</text:p>
          </table:table-cell>
          <table:table-cell office:value-type="string" calcext:value-type="string">
            <text:p>wdbc</text:p>
          </table:table-cell>
          <table:table-cell office:value-type="float" office:value="0.963419016290727" calcext:value-type="float">
            <text:p>0.963419016290727</text:p>
          </table:table-cell>
          <table:table-cell office:value-type="float" office:value="0.963063909774436" calcext:value-type="float">
            <text:p>0.963063909774436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59307359307359" calcext:value-type="float">
            <text:p>0.959307359307359</text:p>
          </table:table-cell>
          <table:table-cell table:style-name="Default" office:value-type="float" office:value="0.972294372294372" calcext:value-type="float">
            <text:p>0.972294372294372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687445887445887" calcext:value-type="float">
            <text:p>0.687445887445887</text:p>
          </table:table-cell>
          <table:table-cell office:value-type="string" calcext:value-type="string">
            <text:p>segment</text:p>
          </table:table-cell>
          <table:table-cell office:value-type="float" office:value="0.974619047619048" calcext:value-type="float">
            <text:p>0.974619047619048</text:p>
          </table:table-cell>
          <table:table-cell table:style-name="ce1" office:value-type="float" office:value="0.976190476190476" calcext:value-type="float">
            <text:p>0.976190476190476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961407867494824" calcext:value-type="float">
            <text:p>0.961407867494824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961407867494824" calcext:value-type="float">
            <text:p>0.961407867494824</text:p>
          </table:table-cell>
          <table:table-cell office:value-type="float" office:value="0.909937888198758" calcext:value-type="float">
            <text:p>0.909937888198758</text:p>
          </table:table-cell>
          <table:table-cell office:value-type="string" calcext:value-type="string">
            <text:p>breast-w</text:p>
          </table:table-cell>
          <table:table-cell office:value-type="float" office:value="0.957517598343685" calcext:value-type="float">
            <text:p>0.957517598343685</text:p>
          </table:table-cell>
          <table:table-cell office:value-type="float" office:value="0.957080745341615" calcext:value-type="float">
            <text:p>0.957080745341615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88337035861631" calcext:value-type="float">
            <text:p>0.988337035861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270072992701" calcext:value-type="float">
            <text:p>0.999270072992701</text:p>
          </table:table-cell>
          <table:table-cell office:value-type="float" office:value="0.852755738918862" calcext:value-type="float">
            <text:p>0.852755738918862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719242568497" calcext:value-type="float">
            <text:p>0.988719242568497</text:p>
          </table:table-cell>
          <table:table-cell office:value-type="float" office:value="0.989061673542791" calcext:value-type="float">
            <text:p>0.989061673542791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01" calcext:value-type="float">
            <text:p>0.701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teaching_assistant_LH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6736" calcext:value-type="float">
            <text:p>0.6736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646" calcext:value-type="float">
            <text:p>0.64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85" calcext:value-type="float">
            <text:p>0.685</text:p>
          </table:table-cell>
          <table:table-cell office:value-type="float" office:value="0.721" calcext:value-type="float">
            <text:p>0.721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teaching_assistant_MH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17" calcext:value-type="float">
            <text:p>0.71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23" calcext:value-type="float">
            <text:p>0.723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contraceptive_NL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349" calcext:value-type="float">
            <text:p>0.734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701" calcext:value-type="float">
            <text:p>0.701</text:p>
          </table:table-cell>
          <table:table-cell office:value-type="float" office:value="0.697" calcext:value-type="float">
            <text:p>0.697</text:p>
          </table:table-cell>
          <table:table-cell office:value-type="float" office:value="0.665" calcext:value-type="float">
            <text:p>0.665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WineQualityRed_5vs6</text:p>
          </table:table-cell>
          <table:table-cell office:value-type="float" office:value="0.7949" calcext:value-type="float">
            <text:p>0.7949</text:p>
          </table:table-cell>
          <table:table-cell table:style-name="ce1" office:value-type="float" office:value="0.7983" calcext:value-type="float">
            <text:p>0.7983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842" calcext:value-type="float">
            <text:p>0.842</text:p>
          </table:table-cell>
          <table:table-cell table:style-name="Default" office:value-type="float" office:value="0.835" calcext:value-type="float">
            <text:p>0.83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06" calcext:value-type="float">
            <text:p>0.80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vertebral_column</text:p>
          </table:table-cell>
          <table:table-cell office:value-type="float" office:value="0.84" calcext:value-type="float">
            <text:p>0.84</text:p>
          </table:table-cell>
          <table:table-cell table:style-name="ce1" office:value-type="float" office:value="0.8452" calcext:value-type="float">
            <text:p>0.8452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table:number-columns-repeated="2" office:value-type="float" office:value="0.772" calcext:value-type="float">
            <text:p>0.77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" calcext:value-type="float">
            <text:p>0.747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diabetes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" calcext:value-type="float">
            <text:p>0.7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redit-g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83" calcext:value-type="float">
            <text:p>0.783</text:p>
          </table:table-cell>
          <table:table-cell table:style-name="Default" office:value-type="float" office:value="0.799" calcext:value-type="float">
            <text:p>0.799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5" calcext:value-type="float">
            <text:p>0.735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arrhythmia_cfs</text:p>
          </table:table-cell>
          <table:table-cell office:value-type="float" office:value="0.8447" calcext:value-type="float">
            <text:p>0.8447</text:p>
          </table:table-cell>
          <table:table-cell table:style-name="ce1" office:value-type="float" office:value="0.854" calcext:value-type="float">
            <text:p>0.854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table:style-name="ce1" office:value-type="float" office:value="0.775" calcext:value-type="float">
            <text:p>0.775</text:p>
          </table:table-cell>
          <table:table-cell table:style-name="Default" office:value-type="float" office:value="0.772" calcext:value-type="float">
            <text:p>0.77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pima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7604" calcext:value-type="float">
            <text:p>0.7604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" calcext:value-type="float">
            <text:p>0.84</text:p>
          </table:table-cell>
          <table:table-cell office:value-type="float" office:value="0.839" calcext:value-type="float">
            <text:p>0.83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mammographic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783" calcext:value-type="float">
            <text:p>0.7783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8" calcext:value-type="float">
            <text:p>0.78</text:p>
          </table:table-cell>
          <table:table-cell table:style-name="Default" office:value-type="float" office:value="0.785" calcext:value-type="float">
            <text:p>0.78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itanic</text:p>
          </table:table-cell>
          <table:table-cell office:value-type="float" office:value="0.7885" calcext:value-type="float">
            <text:p>0.7885</text:p>
          </table:table-cell>
          <table:table-cell table:style-name="ce1" office:value-type="float" office:value="0.7899" calcext:value-type="float">
            <text:p>0.789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float" office:value="0.698" calcext:value-type="float">
            <text:p>0.69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onar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upa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7" calcext:value-type="float">
            <text:p>0.7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647" calcext:value-type="float">
            <text:p>0.647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39" calcext:value-type="float">
            <text:p>0.639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644" calcext:value-type="float">
            <text:p>0.644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contraceptive_NS</text:p>
          </table:table-cell>
          <table:table-cell office:value-type="float" office:value="0.652" calcext:value-type="float">
            <text:p>0.652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513" calcext:value-type="float">
            <text:p>0.513</text:p>
          </table:table-cell>
          <table:table-cell table:style-name="Default" office:value-type="float" office:value="0.597" calcext:value-type="float">
            <text:p>0.597</text:p>
          </table:table-cell>
          <table:table-cell office:value-type="float" office:value="0.629" calcext:value-type="float">
            <text:p>0.629</text:p>
          </table:table-cell>
          <table:table-cell table:style-name="ce1" office:value-type="float" office:value="0.654" calcext:value-type="float">
            <text:p>0.654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teaching_assistant_LM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41" calcext:value-type="float">
            <text:p>0.641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contraceptive_LS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1" calcext:value-type="float">
            <text:p>0.741</text:p>
          </table:table-cell>
          <table:table-cell office:value-type="float" office:value="0.65" calcext:value-type="float">
            <text:p>0.65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diabetic_retinopathy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37" calcext:value-type="float">
            <text:p>0.637</text:p>
          </table:table-cell>
          <table:table-cell table:style-name="Default" office:value-type="float" office:value="0.659" calcext:value-type="float">
            <text:p>0.659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Yeast_CYTvsNUC</text:p>
          </table:table-cell>
          <table:table-cell office:value-type="float" office:value="0.681" calcext:value-type="float">
            <text:p>0.681</text:p>
          </table:table-cell>
          <table:table-cell table:style-name="ce1"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3" calcext:value-type="float">
            <text:p>0.63</text:p>
          </table:table-cell>
          <table:table-cell table:style-name="Default" office:value-type="float" office:value="0.635" calcext:value-type="float">
            <text:p>0.635</text:p>
          </table:table-cell>
          <table:table-cell office:value-type="float" office:value="0.647" calcext:value-type="float">
            <text:p>0.64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bands</text:p>
          </table:table-cell>
          <table:table-cell office:value-type="float" office:value="0.729" calcext:value-type="float">
            <text:p>0.729</text:p>
          </table:table-cell>
          <table:table-cell table:style-name="ce1" office:value-type="float" office:value="0.751" calcext:value-type="float">
            <text:p>0.751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75" calcext:value-type="float">
            <text:p>0.675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ilpd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3" calcext:value-type="float">
            <text:p>0.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26T14:03:49.294533528</dc:date>
    <meta:editing-duration>PT3M34S</meta:editing-duration>
    <meta:editing-cycles>2</meta:editing-cycles>
    <meta:document-statistic meta:table-count="1" meta:cell-count="260" meta:object-count="0"/>
  </office:meta>
</office:document-meta>
</file>